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 style:writing-mode="lr-tb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6.263cm" fo:margin-left="-0.132cm" table:align="left" style:writing-mode="lr-tb"/>
    </style:style>
    <style:style style:name="Tabela5.A" style:family="table-column">
      <style:table-column-properties style:column-width="8.123cm"/>
    </style:style>
    <style:style style:name="Tabela5.B" style:family="table-column">
      <style:table-column-properties style:column-width="8.1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5.628cm" fo:margin-left="0.503cm" table:align="left" style:writing-mode="lr-tb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12.63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" style:family="table">
      <style:table-properties style:width="15.628cm" fo:margin-left="0.503cm" table:align="left" style:writing-mode="lr-tb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2.63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000080"/>
    </style:style>
    <style:style style:name="P6" style:family="paragraph" style:parent-style-name="Standard">
      <style:paragraph-properties fo:text-align="center" style:justify-single-word="false"/>
      <style:text-properties fo:color="#000080" fo:font-size="16pt" fo:font-weight="bold" style:font-size-asian="16pt" style:font-weight-asian="bold" style:font-size-complex="16pt"/>
    </style:style>
    <style:style style:name="P7" style:family="paragraph" style:parent-style-name="Standard">
      <style:text-properties fo:color="#ff0000"/>
    </style:style>
    <style:style style:name="P8" style:family="paragraph" style:parent-style-name="Standard">
      <style:text-properties fo:color="#0000ff" fo:font-style="italic" style:font-style-asian="italic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0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margin-left="3.752cm" fo:margin-right="0cm" fo:text-indent="0cm" style:auto-text-indent="false"/>
    </style:style>
    <style:style style:name="P12" style:family="paragraph" style:parent-style-name="Standard">
      <style:paragraph-properties fo:margin-left="3.752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3.752cm" fo:margin-right="0cm" fo:text-indent="0cm" style:auto-text-indent="false"/>
      <style:text-properties fo:color="#999999" fo:font-size="9pt" fo:font-weight="bold" style:font-size-asian="9pt" style:font-weight-asian="bold"/>
    </style:style>
    <style:style style:name="P15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color="#999999" fo:font-size="9pt" fo:font-weight="bold" style:font-size-asian="9pt" style:font-weight-asian="bold"/>
    </style:style>
    <style:style style:name="P16" style:family="paragraph" style:parent-style-name="Standard">
      <style:paragraph-properties fo:margin-left="3.752cm" fo:margin-right="0cm" fo:text-indent="0cm" style:auto-text-indent="false"/>
      <style:text-properties fo:color="#ff0000"/>
    </style:style>
    <style:style style:name="P17" style:family="paragraph" style:parent-style-name="Standard">
      <style:paragraph-properties fo:margin-left="0cm" fo:margin-right="0cm" fo:text-indent="1.27cm" style:auto-text-indent="false"/>
    </style:style>
    <style:style style:name="P18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19" style:family="paragraph" style:parent-style-name="Standard">
      <style:paragraph-properties fo:margin-left="0cm" fo:margin-right="0cm" fo:text-indent="0.76cm" style:auto-text-indent="false"/>
    </style:style>
    <style:style style:name="P20" style:family="paragraph" style:parent-style-name="Standard">
      <style:paragraph-properties fo:margin-left="0.635cm" fo:margin-right="0cm" fo:text-indent="0cm" style:auto-text-indent="false"/>
    </style:style>
    <style:style style:name="P21" style:family="paragraph" style:parent-style-name="Standard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Filling_20_instruction">
      <style:paragraph-properties fo:margin-left="0.635cm" fo:margin-right="0cm" fo:text-indent="0cm" style:auto-text-indent="false"/>
    </style:style>
    <style:style style:name="P23" style:family="paragraph" style:parent-style-name="Filling_20_instruction">
      <style:text-properties fo:color="#ff0000"/>
    </style:style>
    <style:style style:name="P24" style:family="paragraph" style:parent-style-name="Filling_20_instruction">
      <style:paragraph-properties fo:margin-left="0.751cm" fo:margin-right="0cm" fo:text-indent="0cm" style:auto-text-indent="false"/>
    </style:style>
    <style:style style:name="P25" style:family="paragraph" style:parent-style-name="Filling_20_instruction_20__28_table_20_cell_29_">
      <style:paragraph-properties style:snap-to-layout-grid="false"/>
    </style:style>
    <style:style style:name="P26" style:family="paragraph" style:parent-style-name="destaque_20_1">
      <style:paragraph-properties fo:margin-top="0.106cm" fo:margin-bottom="0.106cm" fo:keep-with-next="auto" style:snap-to-layout-grid="false"/>
      <style:text-properties fo:color="#0000ff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bold"/>
    </style:style>
    <style:style style:name="P27" style:family="paragraph" style:parent-style-name="Requisito">
      <style:paragraph-properties fo:padding-left="0cm" fo:padding-right="0.141cm" fo:padding-top="0.106cm" fo:padding-bottom="0.035cm" fo:border="0.51pt solid #000000"/>
    </style:style>
    <style:style style:name="P28" style:family="paragraph" style:parent-style-name="Requisito">
      <style:paragraph-properties fo:padding-left="0cm" fo:padding-right="0.141cm" fo:padding-top="0.106cm" fo:padding-bottom="0.035cm" fo:border="0.51pt solid #000000"/>
      <style:text-properties fo:color="#0000ff" fo:font-style="italic" style:font-style-asian="italic"/>
    </style:style>
    <style:style style:name="P29" style:family="paragraph" style:parent-style-name="Table_20_header">
      <style:paragraph-properties style:snap-to-layout-grid="false"/>
    </style:style>
    <style:style style:name="P30" style:family="paragraph" style:parent-style-name="Contents_20_1">
      <style:paragraph-properties>
        <style:tab-stops>
          <style:tab-stop style:position="0.751cm"/>
          <style:tab-stop style:position="0.847cm"/>
          <style:tab-stop style:position="1cm"/>
          <style:tab-stop style:position="15.981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0.751cm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left="0.794cm" fo:margin-right="0cm" fo:text-indent="0cm" style:auto-text-indent="false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imes New Roman" fo:font-weight="bold" style:font-weight-asian="bold" style:font-name-complex="Times New Roman" style:font-weight-complex="bold"/>
    </style:style>
    <style:style style:name="P35" style:family="paragraph" style:parent-style-name="Filling_20_instruction">
      <style:paragraph-properties fo:margin-left="0cm" fo:margin-right="0cm" fo:text-indent="0cm" style:auto-text-indent="false"/>
    </style:style>
    <style:style style:name="P36" style:family="paragraph" style:parent-style-name="Filling_20_instruction">
      <style:paragraph-properties fo:margin-left="1.501cm" fo:margin-right="0cm" fo:text-indent="0cm" style:auto-text-indent="false"/>
    </style:style>
    <style:style style:name="P37" style:family="paragraph" style:parent-style-name="Recuo_20_de_20_corpo_20_de_20_texto_20_2">
      <style:text-properties style:font-name="Times New Roman" style:font-name-complex="Times New Roman"/>
    </style:style>
    <style:style style:name="P38" style:family="paragraph" style:parent-style-name="Contents_20_2">
      <style:paragraph-properties>
        <style:tab-stops>
          <style:tab-stop style:position="1.25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0" style:family="paragraph" style:parent-style-name="Standard" style:master-page-name="Converter_20_1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color="#000000" fo:font-size="9pt" fo:font-style="italic" style:font-size-asian="9pt" style:font-style-asian="italic" style:font-size-complex="9pt" style:font-style-complex="italic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Times New Roman" style:font-name-complex="Times New Roman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Times New Roman" fo:font-weight="normal" style:font-weight-asian="normal" style:font-name-complex="Times New Roman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46" style:family="paragraph" style:parent-style-name="Standard" style:list-style-name="L4">
      <style:paragraph-properties fo:text-align="justify" style:justify-single-word="false"/>
      <style:text-properties fo:color="#000000" fo:font-style="normal" style:font-style-asian="normal" style:font-style-complex="normal"/>
    </style:style>
    <style:style style:name="P47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48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49" style:family="paragraph" style:parent-style-name="Standard" style:list-style-name="WW8Num36"/>
    <style:style style:name="P50" style:family="paragraph" style:parent-style-name="Standard" style:list-style-name="WW8Num24"/>
    <style:style style:name="P51" style:family="paragraph" style:parent-style-name="Standard">
      <style:text-properties fo:color="#333333"/>
    </style:style>
    <style:style style:name="P52" style:family="paragraph" style:parent-style-name="Standard">
      <style:paragraph-properties fo:text-align="center" style:justify-single-word="false"/>
      <style:text-properties fo:color="#333333" fo:font-size="20pt" fo:font-style="normal" style:font-size-asian="20pt" style:font-style-asian="normal" style:font-size-complex="20pt" style:font-style-complex="normal"/>
    </style:style>
    <style:style style:name="P53" style:family="paragraph" style:parent-style-name="Standard" style:list-style-name="L4">
      <style:paragraph-properties fo:margin-left="1.27cm" fo:margin-right="0cm" fo:text-align="justify" style:justify-single-word="false" fo:text-indent="0cm" style:auto-text-indent="false"/>
      <style:text-properties fo:color="#000000" style:font-name="Times New Roman" fo:font-style="normal" fo:font-weight="bold" style:font-style-asian="normal" style:font-weight-asian="bold" style:font-name-complex="Times New Roman" style:font-style-complex="normal" style:font-weight-complex="bold"/>
    </style:style>
    <style:style style:name="P54" style:family="paragraph" style:parent-style-name="Standard">
      <style:paragraph-properties fo:margin-left="0.635cm" fo:margin-right="0cm" fo:text-indent="0cm" style:auto-text-indent="false"/>
    </style:style>
    <style:style style:name="P55" style:family="paragraph" style:parent-style-name="Standard">
      <style:paragraph-properties fo:margin-left="0.635cm" fo:margin-right="0cm" fo:text-indent="0cm" style:auto-text-indent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left="0.635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margin-left="0.674cm" fo:margin-right="0cm" fo:text-indent="0cm" style:auto-text-indent="false"/>
    </style:style>
    <style:style style:name="P58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style:font-size-asian="9pt" style:font-style-asian="italic" style:font-size-complex="9pt" style:font-style-complex="italic"/>
    </style:style>
    <style:style style:name="P59" style:family="paragraph" style:parent-style-name="Standard">
      <style:paragraph-properties fo:margin-left="0.674cm" fo:margin-right="0cm" fo:text-indent="0cm" style:auto-text-indent="false"/>
      <style:text-properties fo:font-size="9pt" fo:font-style="italic" style:font-size-asian="9pt" style:font-style-asian="italic" style:font-size-complex="9pt" style:font-style-complex="italic"/>
    </style:style>
    <style:style style:name="P60" style:family="paragraph" style:parent-style-name="Standard">
      <style:paragraph-properties fo:margin-left="0cm" fo:margin-right="0cm" fo:text-indent="0.76cm" style:auto-text-indent="false"/>
    </style:style>
    <style:style style:name="P61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62" style:family="paragraph" style:parent-style-name="Heading_20_1" style:master-page-name="Converter_20_3">
      <style:paragraph-properties style:page-number="auto"/>
    </style:style>
    <style:style style:name="P63" style:family="paragraph" style:parent-style-name="Heading_20_1">
      <style:paragraph-properties fo:margin-left="0.76cm" fo:margin-right="0cm" fo:text-indent="-0.76cm" style:auto-text-indent="false"/>
    </style:style>
    <style:style style:name="P64" style:family="paragraph" style:parent-style-name="destaque_20_1">
      <style:paragraph-properties fo:margin-top="0.106cm" fo:margin-bottom="0.106cm" fo:keep-with-next="auto" style:snap-to-layout-grid="false"/>
      <style:text-properties fo:color="#000000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bold"/>
    </style:style>
    <style:style style:name="P65" style:family="paragraph" style:parent-style-name="Requisito">
      <style:paragraph-properties fo:padding-left="0cm" fo:padding-right="0.141cm" fo:padding-top="0.106cm" fo:padding-bottom="0.035cm" fo:border="0.51pt solid #000000"/>
      <style:text-properties fo:color="#000000"/>
    </style:style>
    <style:style style:name="P66" style:family="paragraph" style:parent-style-name="titulo">
      <style:paragraph-properties fo:margin-top="0.212cm" fo:margin-bottom="0.106cm" fo:text-align="center" style:justify-single-word="false"/>
      <style:text-properties fo:font-size="24pt" style:font-size-asian="24pt"/>
    </style:style>
    <style:style style:name="P67" style:family="paragraph" style:parent-style-name="versao">
      <style:paragraph-properties fo:text-align="center" style:justify-single-word="false"/>
      <style:text-properties fo:font-size="11pt" fo:font-style="italic" style:font-size-asian="11pt" style:font-style-asian="italic" style:font-size-complex="11pt"/>
    </style:style>
    <style:style style:name="P68" style:family="paragraph" style:parent-style-name="versao">
      <style:paragraph-properties fo:text-align="center" style:justify-single-word="false"/>
    </style:style>
    <style:style style:name="P69" style:family="paragraph" style:parent-style-name="versao">
      <style:paragraph-properties fo:text-align="center" style:justify-single-word="false"/>
      <style:text-properties fo:color="#33333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0" style:family="paragraph" style:parent-style-name="versao">
      <style:paragraph-properties fo:text-align="center" style:justify-single-word="false"/>
      <style:text-properties fo:color="#333333" fo:font-size="16pt" fo:font-style="italic"/>
    </style:style>
    <style:style style:name="P71" style:family="paragraph" style:parent-style-name="conteudo" style:master-page-name="Converter_20_2">
      <style:paragraph-properties style:page-number="auto"/>
    </style:style>
    <style:style style:name="P72" style:family="paragraph" style:parent-style-name="Title_20_Cover" style:master-page-name="Standard">
      <style:paragraph-properties fo:margin-left="0cm" fo:margin-right="-0.953cm" fo:margin-top="0.635cm" fo:margin-bottom="0.423cm" style:line-height-at-least="0.423cm" fo:text-align="center" style:justify-single-word="false" fo:text-indent="0cm" style:auto-text-indent="false" style:page-number="auto" fo:padding-left="0cm" fo:padding-right="0cm" fo:padding-top="0.353cm" fo:padding-bottom="0.141cm" fo:border-left="none" fo:border-right="none" fo:border-top="0.99pt solid #000000" fo:border-bottom="0.99pt solid #000000"/>
      <style:text-properties fo:font-size="36pt" fo:font-weight="normal" style:font-size-asian="36pt" style:font-weight-asian="normal" style:font-size-complex="48pt"/>
    </style:style>
    <style:style style:name="P73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style:font-size-asian="9pt" style:font-style-asian="italic" style:font-size-complex="9pt" style:font-style-complex="italic"/>
    </style:style>
    <style:style style:name="P74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75" style:family="paragraph" style:parent-style-name="Filling_20_instruction">
      <style:paragraph-properties fo:margin-left="0.751cm" fo:margin-right="0cm" fo:text-indent="0cm" style:auto-text-indent="false"/>
    </style:style>
    <style:style style:name="P76" style:family="paragraph" style:parent-style-name="Filling_20_instruction">
      <style:paragraph-properties fo:margin-left="0.674cm" fo:margin-right="0cm" fo:text-indent="0cm" style:auto-text-indent="false"/>
      <style:text-properties fo:font-size="9pt" fo:font-style="italic" style:font-size-asian="9pt" style:font-style-asian="italic" style:font-size-complex="9pt" style:font-style-complex="italic"/>
    </style:style>
    <style:style style:name="P7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size-complex="11pt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style:font-style-complex="italic"/>
    </style:style>
    <style:style style:name="T8" style:family="text">
      <style:text-properties fo:color="#0000ff"/>
    </style:style>
    <style:style style:name="T9" style:family="text">
      <style:text-properties fo:color="#0000ff" fo:font-style="italic" style:font-style-asian="italic"/>
    </style:style>
    <style:style style:name="T10" style:family="text">
      <style:text-properties fo:color="#0000ff" fo:font-style="italic" style:font-style-asian="italic" style:font-style-complex="italic"/>
    </style:style>
    <style:style style:name="T11" style:family="text">
      <style:text-properties fo:color="#ff0000"/>
    </style:style>
    <style:style style:name="T12" style:family="text">
      <style:text-properties fo:color="#ff0000" fo:font-size="10pt" style:font-size-asian="10pt"/>
    </style:style>
    <style:style style:name="T13" style:family="text">
      <style:text-properties fo:color="#ff0000" fo:font-size="10pt" style:font-size-asian="10pt" style:font-weight-complex="bold"/>
    </style:style>
    <style:style style:name="T14" style:family="text">
      <style:text-properties fo:color="#ff0000" fo:font-size="10pt" fo:font-weight="bold" style:font-size-asian="10pt" style:font-weight-asian="bold"/>
    </style:style>
    <style:style style:name="T15" style:family="text">
      <style:text-properties fo:color="#ff0000" fo:font-size="10pt" fo:font-weight="bold" style:font-size-asian="10pt" style:font-weight-asian="bold" style:font-weight-complex="bold"/>
    </style:style>
    <style:style style:name="T16" style:family="text">
      <style:text-properties style:font-size-complex="11pt"/>
    </style:style>
    <style:style style:name="T17" style:family="text">
      <style:text-properties fo:color="#000000"/>
    </style:style>
    <style:style style:name="T1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fo:font-size="9pt" fo:font-style="italic" style:font-size-asian="9pt" style:font-style-asian="italic" style:font-size-complex="9pt" style:font-style-complex="italic"/>
    </style:style>
    <style:style style:name="T20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1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11pt" fo:font-weight="bold" style:font-size-asian="11pt" style:font-style-asian="italic" style:font-weight-asian="bold" style:font-size-complex="11pt" style:font-style-complex="italic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24.1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-23.49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fo:text-indent="-0.635cm" fo:margin-left="-22.8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-22.22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-21.5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-20.9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-20.3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-19.68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-19.0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fo:text-indent="-0.635cm" fo:margin-left="-18.41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Documento de Especificação de Projeto</text:p>
      <text:p text:style-name="Standard"/>
      <text:p text:style-name="Standard"/>
      <text:p text:style-name="Standard"/>
      <text:p text:style-name="Standard"/>
      <text:p text:style-name="P66">Projeto de Software</text:p>
      <text:p text:style-name="P67">Disciplina NEA2 – Segundo Semestre – 2012.<text:line-break/>Professor Reginaldo Re<text:line-break/>UTFPR – Universidade Tecnológica Federal do Paraná – Campus Campo Mourão</text:p>
      <text:p text:style-name="Standard"/>
      <text:p text:style-name="P68"/>
      <text:p text:style-name="Standard"/>
      <text:p text:style-name="Standard"/>
      <text:p text:style-name="Standard"/>
      <text:p text:style-name="Standard"/>
      <text:p text:style-name="P51"/>
      <text:p text:style-name="P52"><text:span text:style-name="T1">Sistema de </text:span><text:span text:style-name="T1">Ordem de serviços</text:span></text:p>
      <text:p text:style-name="P69">Equipe: Adilson Simiao de Souza </text:p>
      <text:p text:style-name="P70"><text:span text:style-name="T23">Fernando Rocha</text:span> </text:p>
      <text:p text:style-name="P40">HISTÓRICO DE REVISÕES</text:p>
      <text:p text:style-name="P4"/>
      <table:table table:name="Tabela1" table:style-name="Tabela1">
        <table:table-column table:style-name="Tabela1.A" table:number-columns-repeated="2"/>
        <table:table-column table:style-name="Tabela1.C"/>
        <table:table-row table:style-name="Tabela1.1">
          <table:table-cell table:style-name="Tabela1.A1" office:value-type="string">
            <text:p text:style-name="P2">Nome da alteração</text:p>
          </table:table-cell>
          <table:table-cell table:style-name="Tabela1.A1" office:value-type="string">
            <text:p text:style-name="P2">Responsável</text:p>
          </table:table-cell>
          <table:table-cell table:style-name="Tabela1.C1" office:value-type="string">
            <text:p text:style-name="P2">Data</text:p>
          </table:table-cell>
        </table:table-row>
        <table:table-row table:style-name="Tabela1.1">
          <table:table-cell table:style-name="Tabela1.A1" office:value-type="string">
            <text:p text:style-name="P77">Caso de uso</text:p>
          </table:table-cell>
          <table:table-cell table:style-name="Tabela1.A1" office:value-type="string">
            <text:p text:style-name="P77">Adilson</text:p>
          </table:table-cell>
          <table:table-cell table:style-name="Tabela1.C1" office:value-type="string">
            <text:p text:style-name="P77">12/01/13</text:p>
          </table:table-cell>
        </table:table-row>
        <table:table-row table:style-name="Tabela1.1">
          <table:table-cell table:style-name="Tabela1.A1" office:value-type="string">
            <text:p text:style-name="P77">Requisitos</text:p>
          </table:table-cell>
          <table:table-cell table:style-name="Tabela1.A1" office:value-type="string">
            <text:p text:style-name="P77">Fernando</text:p>
          </table:table-cell>
          <table:table-cell table:style-name="Tabela1.C1" office:value-type="string">
            <text:p text:style-name="P77">07/02/13</text:p>
          </table:table-cell>
        </table:table-row>
        <table:table-row table:style-name="Tabela1.1">
          <table:table-cell table:style-name="Tabela1.A4" office:value-type="string">
            <text:p text:style-name="P77">Correçao parcial template</text:p>
          </table:table-cell>
          <table:table-cell table:style-name="Tabela1.A4" office:value-type="string">
            <text:p text:style-name="P77">Fernando</text:p>
          </table:table-cell>
          <table:table-cell table:style-name="Tabela1.C4" office:value-type="string">
            <text:p text:style-name="P77">20/02/13</text:p>
          </table:table-cell>
        </table:table-row>
        <table:table-row table:style-name="Tabela1.1">
          <table:table-cell table:style-name="Tabela1.A4" office:value-type="string">
            <text:p text:style-name="P77">Correçao casos de uso</text:p>
          </table:table-cell>
          <table:table-cell table:style-name="Tabela1.A4" office:value-type="string">
            <text:p text:style-name="P77">Adilson</text:p>
          </table:table-cell>
          <table:table-cell table:style-name="Tabela1.C4" office:value-type="string">
            <text:p text:style-name="P77">21/02/13</text:p>
          </table:table-cell>
        </table:table-row>
        <table:table-row table:style-name="Tabela1.1">
          <table:table-cell table:style-name="Tabela1.A4" office:value-type="string">
            <text:p text:style-name="P77">Correçao casos de uso, formatacao</text:p>
          </table:table-cell>
          <table:table-cell table:style-name="Tabela1.A4" office:value-type="string">
            <text:p text:style-name="P77">Fernando</text:p>
          </table:table-cell>
          <table:table-cell table:style-name="Tabela1.C4" office:value-type="string">
            <text:p text:style-name="P77">22/02/13</text:p>
          </table:table-cell>
        </table:table-row>
      </table:table>
      <text:p text:style-name="P4"/>
      <text:p text:style-name="P10"/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p text:style-name="P12"><text:span text:style-name="T2">Orientação para uso do </text:span><text:span text:style-name="T5">template</text:span><text:span text:style-name="T2">: </text:span></text:p>
      <text:p text:style-name="P11">Instruções de preenchimento estão espalhadas pelas várias seções deste <text:span text:style-name="T6">template</text:span>, em cor <text:span text:style-name="T8">azul</text:span> e envoltas por <text:span text:style-name="T6">tags</text:span> (“&lt;” e “&gt;”). Após ler uma instrução de preenchimento e entender que informação deve ser fornecida, delete a instrução de preenchimento e substitua-a por texto de sua própria autoria, relacionado à seção. A cor <text:span text:style-name="T11">vermelha</text:span> é utilizado como comentário e deverá ser apagada do documento.</text:p>
      <text:p text:style-name="P11">Ao fim da elaboração do documento, atualize seu índice clicando com o botão direito do mouse no mesmo e depois em <text:span text:style-name="T2">Atualizar Campo </text:span>(<text:span text:style-name="T2">Update Field</text:span>).</text:p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Este documento foi estendido da proposta de documentação de especificação funcional elaborada pelo Centro de Inovação de Recife / Qualiti Software Processes / Centro de Estudos e Sistemas Avançados do Recife (C.E.S.A.R) de 2007.</text:p>
      <text:p text:style-name="P71">Índice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751cm" style:leader-char=" " style:with-tab="false"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25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itulo1"/>
            <text:index-source-style text:style-name="Title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31"><text:a xlink:type="simple" xlink:href="#__RefHeading__9_117254275">1. <text:s/>Introdução<text:tab/>5</text:a></text:p>
          <text:p text:style-name="P38"><text:a xlink:type="simple" xlink:href="#__RefHeading__11_117254275">1.1 <text:s/>Descrição do sistema<text:tab/>5</text:a></text:p>
          <text:p text:style-name="P38"><text:a xlink:type="simple" xlink:href="#__RefHeading__13_117254275">1.2 <text:s/>Objetivo do sistema<text:tab/>5</text:a></text:p>
          <text:p text:style-name="P38"><text:a xlink:type="simple" xlink:href="#__RefHeading__15_117254275">1.3 <text:s/>Sistemas Similares<text:tab/>5</text:a></text:p>
          <text:p text:style-name="P38"><text:a xlink:type="simple" xlink:href="#__RefHeading__17_117254275">1.4 <text:s/>Convenções, termos e abreviações<text:tab/>5</text:a></text:p>
          <text:p text:style-name="P39"><text:a xlink:type="simple" xlink:href="#__RefHeading__19_117254275">1.4.1 Identificação dos casos de uso <text:tab/>5</text:a></text:p>
          <text:p text:style-name="P31"><text:a xlink:type="simple" xlink:href="#__RefHeading__23_117254275">2. <text:s/>Lista de Requisitos <text:tab/>6</text:a></text:p>
          <text:p text:style-name="P38"><text:a xlink:type="simple" xlink:href="#__RefHeading__937_1047580196">2.1 <text:s/>Matriz de Rastreabilidade<text:tab/>6</text:a></text:p>
          <text:p text:style-name="P31"><text:a xlink:type="simple" xlink:href="#__RefHeading__939_1047580196">3. <text:s/>Atores<text:tab/>6</text:a></text:p>
          <text:p text:style-name="P31"><text:a xlink:type="simple" xlink:href="#__RefHeading__25_117254275">4. <text:s/>Casos de Uso<text:tab/>6</text:a></text:p>
          <text:p text:style-name="P39"><text:a xlink:type="simple" xlink:href="#__RefHeading__27_117254275"><text:s/>Diagrama de Caso de Uso <text:s/>- <text:s/>&lt;&lt;nome do projeto&gt;&gt;<text:tab/>6</text:a></text:p>
          <text:p text:style-name="P39"><text:a xlink:type="simple" xlink:href="#__RefHeading__29_117254275"><text:s/>[UC01] ManterCliente<text:tab/>7</text:a></text:p>
          <text:p text:style-name="P39"><text:a xlink:type="simple" xlink:href="#__RefHeading__29_1172542751"><text:s/>[UC02]blablabla<text:tab/>8</text:a></text:p>
        </text:index-body>
      </text:table-of-content>
      <text:p text:style-name="P30"/>
      <text:h text:style-name="P62" text:outline-level="1"><text:bookmark-start text:name="__RefHeading__9_117254275"/>Introdução<text:bookmark-end text:name="__RefHeading__9_117254275"/></text:h>
      <text:p text:style-name="P7">&lt;O capítulo de introdução deve apresentar uma descrição do sistema, apontando seu principal objetivo, e uma breve descrição do que será encontrado no documento.&gt;</text:p>
      <text:p text:style-name="P17">Este documento especifica os casos de uso e requisitos não-funcionais (RNFs) do projeto intitulado <text:span text:style-name="T10">&lt;nome do projeto&gt;</text:span>, referente ao projeto final da disciplina de Análise e Projeto Orientado à Objetos (NEA2), contida no segund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éias do paradigma orientado à objetos.</text:p>
      <text:h text:style-name="Heading_20_2" text:outline-level="2"><text:bookmark-start text:name="__RefHeading__11_117254275"/>Descrição do sistema<text:bookmark-end text:name="__RefHeading__11_117254275"/></text:h>
      <text:p text:style-name="P18">&lt;substituir por texto da descrição do problema - Máximo de 300 palavras&gt;.</text:p>
      <text:h text:style-name="Heading_20_2" text:outline-level="2"><text:bookmark-start text:name="__RefHeading__13_117254275"/>Objetivo do sistema<text:bookmark-end text:name="__RefHeading__13_117254275"/></text:h>
      <text:p text:style-name="P18">&lt;substituir por texto da descrição do problema - Máximo de 300 palavras&gt;.</text:p>
      <text:h text:style-name="Heading_20_2" text:outline-level="2"><text:bookmark-start text:name="__RefHeading__15_117254275"/>Sistemas Similares<text:bookmark-end text:name="__RefHeading__15_117254275"/></text:h>
      <text:p text:style-name="P18">&lt;substituir por texto e imagens de telas de sistemas similares pesquisados e utilizados como inspiração. Máximo de 10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17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 <text:bookmark-end text:name="__RefHeading__19_117254275"/></text:h>
      <text:p text:style-name="P17">Os casos de uso devem ser identificados com um identificador único. A numeração inicia com o identificador [UC01] e prossegue sendo incrementada à medida que forem surgindo novos casos de uso.</text:p>
      <text:p text:style-name="P17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<text:p text:style-name="P17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 <text:span text:style-name="T2">Informações</text:span> <text:span text:style-name="T2">Avançadas</text:span> durante seu cadastro, conforme descrito no fluxo alternativo [UC01].[FA02]”.</text:p>
      <text:h text:style-name="Heading_20_3" text:outline-level="3" text:is-list-header="true"><text:soft-page-break/></text:h>
      <text:h text:style-name="P63" text:outline-level="1"><text:bookmark-start text:name="__RefHeading__23_117254275"/>Lista de Requisitos <text:bookmark-end text:name="__RefHeading__23_117254275"/></text:h>
      <text:p text:style-name="P19">Abaixo encontra-se a lista de requisitos do projeto.</text:p>
      <text:p text:style-name="P61"/>
      <text:p text:style-name="P48"><text:tab/>1RF: O Sistema deve permitir o gerenciamento dos Clientes: </text:p>
      <text:p text:style-name="P48"><text:tab/><text:tab/>ID, Nome, CPF, Endereço, Telefone. </text:p>
      <text:p text:style-name="P48"><text:tab/>2RF: O Sistema deve permitir o gerenciamento dos Funcionarios: </text:p>
      <text:p text:style-name="P48"><text:tab/><text:tab/>ID, Nome, CPF, Endereço, Telefone, Carteira de Trabalho, funcao. </text:p>
      <text:p text:style-name="P48"><text:tab/>3RF: O sistema deve permitir o gerenciamento dos Veiculos: </text:p>
      <text:p text:style-name="P48"><text:tab/><text:tab/>ID, Marca, Modelo, Ano, Placa, Chassis. </text:p>
      <text:p text:style-name="P48"><text:tab/>4RF: O sistema deve permitir o gerenciamento dos Tipos de serviços.</text:p>
      <text:p text:style-name="P48"><text:tab/><text:tab/>Sao serviços pre cadastrados no sistema (ex: trocar oleo, trocar amortecedor, revisar cubo....), que </text:p>
      <text:p text:style-name="P48"><text:tab/><text:tab/>podem ser adicionados a uma ordem de serviço aberta, cada serviço cadastrado possui as seguintes</text:p>
      <text:p text:style-name="P48"><text:tab/><text:tab/>caracteristicas:</text:p>
      <text:p text:style-name="P48"><text:tab/><text:tab/>ID(codigo), Descriçao/Nome, valor.</text:p>
      <text:p text:style-name="P48"><text:tab/>5RF: O sistema deve permitir o gerenciamento das Ferramentas: </text:p>
      <text:p text:style-name="P48"><text:tab/><text:tab/>ID(Codigo), Descriçao/Nome, Quantidade. </text:p>
      <text:p text:style-name="P48"><text:tab/>6RF: O sistema deve permitir o gerenciamento das FerramentasEmprestadas:</text:p>
      <text:p text:style-name="P48"><text:tab/><text:tab/> Este requisito <text:s/>e responsavel <text:s/>pelo o controle dos emprestimos das ferramentas para os funcionarios.</text:p>
      <text:p text:style-name="P48"><text:tab/><text:tab/>ID(Codigo), Descriçao/Nome, Qtd, funcionario, dataEmprestimo, dataEntrega. </text:p>
      <text:p text:style-name="P48"><text:tab/>7RF: O sistema deve permitir o gerenciamento das Ordens de serviços:</text:p>
      <text:p text:style-name="P48"><text:tab/> <text:s text:c="10"/><text:tab/>OS é documento responsavel pelo o controle de serviços e peças aplicadas no carro do cliente assim <text:tab/><text:tab/>como a entrada e saida do mesmo na empresa. A ordem <text:s/>de serviço <text:s/>contem as seguintes caracteristicas: </text:p>
      <text:p text:style-name="P48"><text:tab/><text:tab/>ID, DataEntrada, cliente, veiculo, Descriçao, Serviços, <text:s/>mecanico, Peças, ValorTotal e dataSaida. <text:s/></text:p>
      <text:p text:style-name="P48"><text:tab/>8RF: O sistema deve permitir o gerenciamento dos Orçamentos: E um documento previo que relaciona peças e <text:tab/><text:tab/>serviços a serem aplicados no veiculo do cliente. O orçamente contem as seguintes caracteristicas:</text:p>
      <text:p text:style-name="P48"><text:tab/><text:tab/>ID, cliente, veiculo, Serviços, Peças, ValorTotal. </text:p>
      <text:p text:style-name="P48"><text:tab/>9RF: O sistema deve realizar as seguintes consultas. </text:p>
      <text:p text:style-name="Standard"><text:span text:style-name="T21"><text:tab/><text:tab/>1 - Por Cliente. Deve ser exibido Nome, Telefone, CPF e Endereço e o Ordens de <text:s/>serviços executadas. </text:span></text:p>
      <text:p text:style-name="Standard"><text:span text:style-name="T21"><text:tab/><text:tab/>2 - Por Veiculo: Deve ser exibido placa e Ordens de Serviços executadas.</text:span></text:p>
      <text:p text:style-name="Standard"><text:span text:style-name="T21"><text:tab/><text:tab/>3 - <text:s/>Por funcionario: Deve ser exibido nome e ordem de serviços que ele participou </text:span></text:p>
      <text:p text:style-name="P48"><text:tab/>10RF: O sistema deve gerar os seguintes relatorios: </text:p>
      <text:p text:style-name="P48"><text:s text:c="12"/><text:tab/><text:tab/>1 - Valor arrecadado no mes</text:p>
      <text:p text:style-name="P48"><text:tab/><text:tab/>2 - Ferramentas não devolvidas</text:p>
      <text:p text:style-name="P19"/>
      <text:h text:style-name="Heading_20_2" text:outline-level="2"><text:bookmark-start text:name="__RefHeading__937_1047580196"/>Matriz de Rastreabilidade<text:bookmark-end text:name="__RefHeading__937_1047580196"/></text:h>
      <text:p text:style-name="P18">&lt;Criar uma tabela onde as linhas representam os requisitos e as colunas os casos de uso.&gt;</text:p>
      <text:h text:style-name="P63" text:outline-level="1"><text:bookmark-start text:name="__RefHeading__939_1047580196"/>Atores<text:bookmark-end text:name="__RefHeading__939_1047580196"/></text:h>
      <text:p text:style-name="P19">A tabela abaixo descreve brevemente cada ator da aplicação.</text:p>
      <table:table table:name="Tabela5" table:style-name="Tabela5">
        <table:table-column table:style-name="Tabela5.A"/>
        <table:table-column table:style-name="Tabela5.B"/>
        <text:soft-page-break/>
        <table:table-row table:style-name="Tabela5.1">
          <table:table-cell table:style-name="Tabela5.A1" office:value-type="string">
            <text:p text:style-name="P29">Ator</text:p>
          </table:table-cell>
          <table:table-cell table:style-name="Tabela5.B1" office:value-type="string">
            <text:p text:style-name="P29">Descrição</text:p>
          </table:table-cell>
        </table:table-row>
        <table:table-row table:style-name="Tabela5.1">
          <table:table-cell table:style-name="Tabela5.A2" office:value-type="string">
            <text:p text:style-name="P25">Funcionario</text:p>
          </table:table-cell>
          <table:table-cell table:style-name="Tabela5.B2" office:value-type="string">
            <text:p text:style-name="P25">Opera o sistema pelo desktop</text:p>
          </table:table-cell>
        </table:table-row>
      </table:table>
      <text:h text:style-name="P63" text:outline-level="1"><text:bookmark-start text:name="__RefHeading__25_117254275"/>Casos de Uso<text:bookmark-end text:name="__RefHeading__25_117254275"/></text:h>
      <text:p text:style-name="P18">&lt;&lt;colocar uma referência bibliográfica explicando o que é um diagrama de caso de uso. Sucinta. Máximo 150 palavras&gt;&gt;</text:p>
      <text:p text:style-name="P23">&lt;Apresente todos os casos de uso da aplicação, cada um em uma subseção, como indicado abaixo. Opcionalmente, você também pode elaborar e expor aqui um Diagrama de Casos de Uso, que exiba visualmente todos os atores e casos de uso da aplicação, além de seus relacionamentos.&gt;</text:p>
      <text:p text:style-name="P28"><text:bookmark-start text:name="__RefHeading__27_117254275"/>Diagrama de Caso de Uso <text:s/>- <text:s/>GerenciadoOS<text:bookmark-end text:name="__RefHeading__27_117254275"/></text:p>
      <text:p text:style-name="P19">Essa seção apresenta todos os requisitos funcionais da aplicação, especificados como casos de uso. </text:p>
      <text:p text:style-name="P8">&lt;Adicionar o caso de uso (figura) completo da aplicação&gt;</text:p>
      <text:p text:style-name="P5"/>
      <text:p text:style-name="P5"/>
      <text:p text:style-name="P5"/>
      <text:p text:style-name="P5"/>
      <text:p text:style-name="P24"><text:span text:style-name="T15"><text:s/></text:span></text:p>
      <text:p text:style-name="P65"><text:bookmark-start text:name="__RefHeading__29_117254275"/><text:bookmark-start text:name="RFXX001"/><text:span text:style-name="T7">[UC01]</text:span><text:bookmark-end text:name="RFXX001"/><text:span text:style-name="T22">ManterCliente</text:span><text:bookmark-end text:name="__RefHeading__29_117254275"/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">Ator(es):</text:p>
          </table:table-cell>
          <table:table-cell table:style-name="Tabela3.B1" office:value-type="string">
            <text:p text:style-name="P64">Funcionario</text:p>
          </table:table-cell>
        </table:table-row>
      </table:table>
      <text:p text:style-name="P35"/>
      <text:p text:style-name="P20"><text:span text:style-name="T3">Descrição: </text:span><text:span text:style-name="T18">&lt;&lt;CRUD&gt;&gt;.</text:span></text:p>
      <text:p text:style-name="P20"><text:span text:style-name="T3">Pré-condições: <text:tab/></text:span><text:span text:style-name="T18">Sistema iniciado, exibindo tela de apresentaçao.</text:span></text:p>
      <text:p text:style-name="P55"><text:tab/><text:tab/><text:tab/>Conexao com o banco de dados.</text:p>
      <text:p text:style-name="P20"><text:span text:style-name="T3">Pós-condições: <text:tab/></text:span><text:span text:style-name="T18">Cliente adicionado ao banco de dados do sistema.</text:span></text:p>
      <text:p text:style-name="P56"><text:span text:style-name="T17"><text:tab/><text:tab/><text:tab/>Cliente removido do banco de dados do sistema.</text:span></text:p>
      <text:p text:style-name="P57"><text:span text:style-name="T3">Fluxo principal:</text:span></text:p>
      <text:p text:style-name="P76"><text:span text:style-name="T17">1 - O sistema exibe tela inicial com as opções disponiveis:</text:span></text:p>
      <text:p text:style-name="P59"><text:span text:style-name="T17"><text:tab/>1.1 - “Cadastrar cliente”.</text:span></text:p>
      <text:p text:style-name="P58"><text:tab/>1.2 - “Consultar cliente”. </text:p>
      <text:p text:style-name="P58"><text:tab/>1.3 - “Alterar cliente”.</text:p>
      <text:p text:style-name="P58"><text:tab/>1.4 - “Excluir cliente”.</text:p>
      <text:p text:style-name="P58"/>
      <text:p text:style-name="P58"><text:tab/>Variante 1.1: “Cadastrar cliente”:</text:p>
      <text:p text:style-name="P58"><text:tab/><text:tab/>(1.1.1) O sistema solicita os dados do cliente.</text:p>
      <text:p text:style-name="P58"><text:tab/><text:tab/>(1.1.2) O funcionario preenche os campos com os dados do cliente: [FA001].</text:p>
      <text:p text:style-name="P41"><text:soft-page-break/><text:tab/><text:tab/>(1.1.3) O funcionario cadastra o cliente.</text:p>
      <text:p text:style-name="P41"><text:tab/><text:tab/>(1.1.4) O sistema verifica os campos preenchidos <text:s/>e valida os dados.</text:p>
      <text:p text:style-name="P41"><text:tab/><text:tab/>(1.1.5) O sistema informa que o cadastro feito com sucesso. <text:s text:c="5"/><text:tab/></text:p>
      <text:p text:style-name="P47"/>
      <text:p text:style-name="P47"><text:tab/>Variante 1.2: “Consultar Cliente”:</text:p>
      <text:p text:style-name="P47"><text:tab/><text:tab/>(1.2.1) O sistema solicita os dados do cliente.</text:p>
      <text:p text:style-name="P47"><text:tab/><text:tab/>(1.2.2) O funcionario preenche os dados solicitados no sistema.</text:p>
      <text:p text:style-name="P47"><text:tab/><text:tab/>(1.2.3) O funcionario consulta o cliente através do botão consultar.</text:p>
      <text:p text:style-name="P47"><text:tab/><text:tab/>(1.2.4) O sistema apresenta uma lista com os nomes dos clientes.</text:p>
      <text:p text:style-name="P47"><text:tab/><text:tab/>(1.2.5) O funcionario seleciona um nome da lista.</text:p>
      <text:p text:style-name="P47"><text:tab/><text:tab/>(1.2.6) O sistema exibe as informações do cliente (nome, telefone, cpf e <text:tab/><text:tab/><text:tab/><text:tab/><text:tab/>endereço).</text:p>
      <text:p text:style-name="P47"/>
      <text:p text:style-name="P47"><text:tab/>Variante 1.3: “Alterar cliente”:</text:p>
      <text:p text:style-name="P47"><text:tab/><text:tab/>(1.3.1) &lt;&lt;Include&gt;&gt;[VA1.2].</text:p>
      <text:p text:style-name="P47"><text:tab/><text:tab/>(1.3.2) O funcionario preenche os campos com os novos dados à serem <text:tab/><text:tab/><text:tab/><text:tab/><text:tab/>alterados.</text:p>
      <text:p text:style-name="P47"><text:tab/><text:tab/>(1.3.3) O funcinario salva suas alteraçoes atraves do botão 'alterar'.</text:p>
      <text:p text:style-name="P47"><text:tab/><text:tab/>(1.3.4) O sistema informa a alteração feita com sucesso.</text:p>
      <text:p text:style-name="P47"/>
      <text:p text:style-name="P47"><text:tab/>Variante 1.4: “Excluir cliente”:</text:p>
      <text:p text:style-name="P47"><text:tab/><text:tab/>(1.4.1) &lt;&lt;Include&gt;&gt;[VA1.2].</text:p>
      <text:p text:style-name="P47"><text:tab/><text:tab/>(1.4.2) O funcionario exclui o cliente atraves do botao 'excluir'.</text:p>
      <text:p text:style-name="P47"><text:tab/><text:tab/>(1.4.3) O sistema informa exclusao feita com sucesso.</text:p>
      <text:p text:style-name="P73"/>
      <text:p text:style-name="P74">2 - O Funcionario escolhe uma opção.</text:p>
      <text:p text:style-name="P45"><text:span text:style-name="T19">3 - O sistema retorna a etapa 1.</text:span></text:p>
      <text:p text:style-name="P42">Fluxos alternativos:</text:p>
      <text:p text:style-name="P44"><text:span text:style-name="T20">[FA001] O sistem</text:span></text:p>
      <text:p text:style-name="P43">Exemplo do CEp</text:p>
      <text:p text:style-name="P42">Fluxos de erro:</text:p>
      <text:p text:style-name="P42">[FE</text:p>
      <text:p text:style-name="P33">[FA 001]Cliente já cadastrado.</text:p>
      <text:list xml:id="list8248682831" text:style-name="L4">
        <text:list-header>
          <text:p text:style-name="P46"/>
          <text:p text:style-name="P46"><text:s text:c="6"/>1.1.4.a O sistema informa que o cliente já esta cadastrado.</text:p>
          <text:p text:style-name="P46"><text:s text:c="6"/>1.1.4.a Volta ao passo 1.1.1 solicitando novos dados para o novo cadastro.</text:p>
          <text:p text:style-name="P46"/>
          <text:p text:style-name="P46">[FA 002]: 1.1.4 Dados inválidos.</text:p>
          <text:p text:style-name="P46"><text:s text:c="5"/>1.1.4b O sistema informa os campos com os dados inválidos.</text:p>
          <text:p text:style-name="P46"><text:s text:c="5"/>1.1.4b <text:s/>O funcionario altera os valores incorretos.</text:p>
          <text:p text:style-name="P46"><text:soft-page-break/><text:s text:c="5"/>1.1.4b <text:s/>Retorna ao passo 1.1.3.</text:p>
          <text:p text:style-name="P53"/>
        </text:list-header>
      </text:list>
      <text:p text:style-name="P34"/>
      <text:p text:style-name="P36">&lt;Descreva os passos a serem seguidos para cada situação de erro identificada para este caso de uso. Erros podem envolver falha na comunicação via rede, entrada de dados inválidos, etc.&gt;</text:p>
      <text:p text:style-name="P9">-------------------------------------------------------------------------------------</text:p>
      <text:p text:style-name="P9"/>
      <text:p text:style-name="P9"/>
      <text:p text:style-name="P5"/>
      <text:p text:style-name="P6">-------------------------------------------------------------------------------------</text:p>
      <text:p text:style-name="P24"><text:span text:style-name="T12">&lt;Repetir a estrutura para cada CASO DE USO.&gt;</text:span><text:span text:style-name="T15"> </text:span></text:p>
      <text:p text:style-name="P27"><text:bookmark-start text:name="__RefHeading__29_1172542751"/><text:bookmark-start text:name="RFXX0011"/><text:span text:style-name="T7">[UC02]</text:span><text:bookmark-end text:name="RFXX0011"/><text:span text:style-name="T10">blablabla</text:span><text:bookmark-end text:name="__RefHeading__29_1172542751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Ator(es):</text:p>
          </table:table-cell>
          <table:table-cell table:style-name="Table1.B1" office:value-type="string">
            <text:p text:style-name="P26">&lt;Informe os atores que irão interagir com este caso de uso.&gt;</text:p>
          </table:table-cell>
        </table:table-row>
      </table:table>
      <text:p text:style-name="P24"><text:span text:style-name="T12">&lt;Para preencher a prioridade do caso de uso, dê dois cliques no quadrado ao lado da prioridade desejada e, no diálogo que surgir, selecione a opção </text:span><text:span text:style-name="T14">Checked</text:span><text:span text:style-name="T12">.&gt;</text:span><text:span text:style-name="T15"> </text:span></text:p>
      <text:p text:style-name="P21"/>
      <text:p text:style-name="P20"><text:span text:style-name="T3">Descrição: </text:span><text:span text:style-name="T9">&lt;Forneça uma pequena explicação do propósito do caso de uso (útil quando o nome do caso de uso não deixa suficientemente claro qual é o seu objetivo).&gt;</text:span></text:p>
      <text:p text:style-name="P20"><text:span text:style-name="T3">Pré-condições: </text:span><text:span text:style-name="T9">&lt;Liste cada pré-condição deste caso de uso (estado em que a aplicação deve estar ou um fator externo necessário para que o caso de uso possa ser realizado).&gt;</text:span></text:p>
      <text:p text:style-name="P20"><text:span text:style-name="T3">Pós-condições: </text:span><text:span text:style-name="T9">&lt;Liste todas as pós-condições deste caso de uso (lista de possíveis estados em que a aplicação pode ficar imediatamente após o término da execução do caso de uso, ou alteração de um fator externo à aplicação).&gt;</text:span></text:p>
      <text:p text:style-name="P21"/>
      <text:p text:style-name="P21">Fluxo principal</text:p>
      <text:p text:style-name="P36"><text:span text:style-name="T16">&lt;Descreva, passo a passo, o que os atores e a aplicação faz neste caso de uso. Também deverão ser descritas as regras de negócio específicas para este caso de uso, quando houver. Quando este caso de uso incluir outro, utilize a palavra </text:span><text:span text:style-name="T4">&lt;&lt;Include&gt;&gt;.</text:span><text:span text:style-name="T16"> Para estender, deve-se utilizar a palavra </text:span><text:span text:style-name="T4">&lt;&lt;Extend&gt;&gt;.</text:span><text:span text:style-name="T16"> Um determinado passo pode, em determinada condição, fazer referência a um fluxo alternativo ou de erro.&gt;</text:span></text:p>
      <text:list xml:id="list1939842703" text:style-name="WW8Num36">
        <text:list-item>
          <text:p text:style-name="P49">fshdjfhksdaj fskdahfksdfhksdfsasa [UC006] &lt;&lt;extend&gt;&gt;</text:p>
        </text:list-item>
        <text:list-item>
          <text:p text:style-name="P49">fjsdhfsfkfsda [FA001] </text:p>
        </text:list-item>
        <text:list-item>
          <text:p text:style-name="P49">djfhfakshffsa [FE001]</text:p>
        </text:list-item>
      </text:list>
      <text:p text:style-name="P22"><text:span text:style-name="T13">&lt;Opcionalmente, podem ser apresentados esboços das telas da aplicação que forem necessários ou convenientes para o esclarecimento do caso de uso.</text:span><text:span text:style-name="T15"> </text:span><text:span text:style-name="T12">Se você utilizar esboços de </text:span><text:soft-page-break/><text:span text:style-name="T12">telas, use legendas (com nomes e/ou números) para identificar cada tela. Ao descrever os fluxos de eventos dos casos de uso, esses identificadores de telas podem ser referenciados.&gt;</text:span></text:p>
      <text:p text:style-name="P32"/>
      <text:p text:style-name="P21">Fluxos alternativos</text:p>
      <text:p text:style-name="P33">[FA 001]</text:p>
      <text:p text:style-name="P36">&lt;Descreva cada fluxo alternativo possível para este caso de uso, detalhando os passos a serem seguidos. Um fluxo alternativo modela uma seqüência que foge ao fluxo principal, descrito mais acima, mas que não é um erro.&gt;</text:p>
      <text:list xml:id="list91737746" text:style-name="WW8Num24">
        <text:list-item>
          <text:p text:style-name="P50">fsdalfsafsa</text:p>
        </text:list-item>
        <text:list-item>
          <text:p text:style-name="P50">fsdafsfsa</text:p>
        </text:list-item>
      </text:list>
      <text:p text:style-name="Standard"/>
      <text:p text:style-name="P37"/>
      <text:p text:style-name="P37"/>
      <text:p text:style-name="P21">Fluxos de erro</text:p>
      <text:p text:style-name="P33">[FE 001]</text:p>
      <text:p text:style-name="P36">&lt;Descreva os passos a serem seguidos para cada situação de erro identificada para este caso de uso. Erros podem envolver falha na comunicação via rede, entrada de dados inválidos, etc.&gt;</text:p>
      <text:p text:style-name="P9">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fo:text-align="justify" style:justify-single-word="false" fo:orphans="2" fo:widows="2" style:writing-mode="lr-tb"/>
      <style:text-properties style:use-window-font-color="true" style:font-name="Arial" fo:font-size="11pt" fo:language="pt" fo:country="BR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next-style-name="Standard" style:class="text">
      <style:text-properties fo:color="#0000ff" fo:font-style="italic" style:font-style-asian="italic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style:font-name-complex="Arial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fo:background-color="#f2f2f2" fo:padding-left="0.141cm" fo:padding-right="0.141cm" fo:padding-top="0.035cm" fo:padding-bottom="0.035cm" fo:border="0.51pt solid #000000" style:shadow="#000000 0.159cm 0.159cm" fo:keep-with-next="always">
        <style:background-image/>
      </style:paragraph-properties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Arial"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" fo:font-size="11pt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ize="10pt" style:font-size-asian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0pt" style:font-size-asian="10pt"/>
    </style:style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Requisito" style:family="paragraph" style:parent-style-name="Heading_20_3" style:next-style-name="Standard" style:default-outline-level="" style:list-style-name="">
      <style:paragraph-properties fo:margin="100%" fo:margin-left="0cm" fo:margin-right="0cm" fo:margin-top="0.423cm" fo:margin-bottom="0.212cm" fo:text-align="center" style:justify-single-word="false" fo:text-indent="0cm" style:auto-text-indent="false" fo:padding-left="0.141cm" fo:padding-right="0.141cm" fo:padding-top="0.035cm" fo:padding-bottom="0.035cm" fo:border="0.51pt solid #000000" style:shadow="#000000 0.159cm 0.159cm"/>
    </style:style>
    <style:style style:name="destaque_20_1" style:display-name="destaque 1" style:family="paragraph" style:next-style-name="Standard">
      <style:paragraph-properties fo:margin-top="0.423cm" fo:margin-bottom="0.212cm" fo:orphans="2" fo:widows="2" fo:keep-with-next="always"/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10pt" style:font-size-asian="10pt"/>
    </style:style>
    <style:style style:name="Numerada" style:family="paragraph" style:parent-style-name="Standard" style:list-style-name="WW8Num2"/>
    <style:style style:name="Com_20_marcadores" style:display-name="Com marcadores" style:family="paragraph" style:parent-style-name="Standard" style:list-style-name="WW8Num3">
      <style:text-properties style:font-weight-complex="bold"/>
    </style:style>
    <style:style style:name="Footer" style:family="paragraph" style:parent-style-name="Standard" style:class="extra">
      <style:paragraph-properties fo:margin-top="0.106cm" fo:margin-bottom="0cm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8pt" style:font-size-asian="8pt"/>
    </style:style>
    <style:style style:name="titulo" style:family="paragraph" style:parent-style-name="Standard" style:next-style-name="versao">
      <style:paragraph-properties fo:margin-top="9.313cm" fo:margin-bottom="0.106cm" fo:text-align="end" style:justify-single-word="false"/>
      <style:text-properties style:font-name="Arial" fo:font-size="18pt" fo:font-weight="bold" style:font-size-asian="18pt" style:font-weight-asian="bold"/>
    </style:style>
    <style:style style:name="versao" style:family="paragraph" style:parent-style-name="titulo" style:next-style-name="Standard">
      <style:paragraph-properties fo:margin-top="0cm" fo:margin-bottom="0cm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fo:text-align="end" style:justify-single-word="false"/>
      <style:text-properties style:font-name="Arial"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align="start" style:justify-single-word="false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>
      <style:paragraph-properties fo:margin-top="0.212cm" fo:margin-bottom="0.106cm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/>
      <style:text-properties style:font-name="Arial" fo:font-size="14pt" fo:font-weight="bold" style:font-size-asian="14pt" style:font-weight-asian="bold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rpo_20_de_20_texto_20_3" style:display-name="Corpo de texto 3" style:family="paragraph" style:parent-style-name="Standard">
      <style:text-properties fo:color="#0000ff"/>
    </style:style>
    <style:style style:name="TituloApresentacao" style:family="paragraph" style:parent-style-name="Standard">
      <style:paragraph-properties fo:margin-top="0.212cm" fo:margin-bottom="0.212cm"/>
      <style:text-properties style:font-name="Arial" fo:font-size="14pt" fo:font-weight="bold" style:font-size-asian="14pt" style:font-weight-asian="bold"/>
    </style:style>
    <style:style style:name="Titulo1" style:family="paragraph" style:parent-style-name="Title">
      <style:paragraph-properties fo:text-align="end" style:justify-single-word="false"/>
    </style:style>
    <style:style style:name="TituloApendice" style:family="paragraph" style:parent-style-name="Heading_20_1" style:next-style-name="Standard" style:default-outline-level="" style:list-style-name="WW8Num23"/>
    <style:style style:name="Tabletext" style:family="paragraph" style:parent-style-name="Standard">
      <style:paragraph-properties fo:margin="100%" fo:margin-left="0.501cm" fo:margin-right="0cm" fo:margin-top="0cm" fo:margin-bottom="0cm" style:line-height-at-least="0.423cm" fo:text-align="start" style:justify-single-word="false" fo:keep-together="always" fo:orphans="0" fo:widows="0" fo:text-indent="0cm" style:auto-text-indent="false"/>
      <style:text-properties style:font-name="Arial" fo:font-size="10pt" fo:language="en" fo:country="US" style:font-size-asian="10pt"/>
    </style:style>
    <style:style style:name="tituloApendice_20_2" style:display-name="tituloApendice 2" style:family="paragraph" style:parent-style-name="Heading_20_2" style:next-style-name="Standard" style:default-outline-level="" style:list-style-name="WW8Num21">
      <style:text-properties fo:font-size="12pt" style:font-size-asian="12pt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="100%" fo:margin-left="-1.482cm" fo:margin-right="-1.482cm" fo:margin-top="0.176cm" fo:margin-bottom="0.882cm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4.99pt solid #000000" fo:border-bottom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letter-kerning="true" style:font-size-asian="32pt" style:font-weight-asian="bold"/>
    </style:style>
    <style:style style:name="Recuo_20_de_20_corpo_20_de_20_texto_20_2" style:display-name="Recuo de corpo de texto 2" style:family="paragraph" style:parent-style-name="Standard">
      <style:paragraph-properties fo:margin="100%" fo:margin-left="1.397cm" fo:margin-right="0cm" fo:margin-top="0cm" fo:margin-bottom="0cm" fo:text-align="start" style:justify-single-word="false" fo:text-indent="0cm" style:auto-text-indent="false"/>
      <style:text-properties fo:color="#0000ff" style:font-name="Arial" style:font-name-complex="Arial" style:font-size-complex="12pt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 style:font-style-asian="italic"/>
    </style:style>
    <style:style style:name="Filling_20_instruction_20__28_table_20_cell_29_" style:display-name="Filling instruction (table cell)" style:family="paragraph">
      <style:paragraph-properties fo:margin="100%" fo:margin-left="0.06cm" fo:margin-right="0cm" fo:margin-top="0cm" fo:margin-bottom="0cm" fo:text-align="center" style:justify-single-word="false" fo:orphans="2" fo:widows="2" fo:text-indent="0cm" style:auto-text-indent="false"/>
      <style:text-properties fo:color="#0000ff" style:font-name="Arial" fo:font-size="10pt" fo:language="pt" fo:country="BR" fo:font-style="italic" style:font-name-asian="Arial" style:font-size-asian="10pt" style:font-style-asian="italic" style:font-name-complex="Times New Roman" style:font-size-complex="10pt" style:language-complex="ar" style:country-complex="SA"/>
    </style:style>
    <style:style style:name="Table_20_header" style:display-name="Table header" style:family="paragraph">
      <style:paragraph-properties fo:text-align="center" style:justify-single-word="false" fo:orphans="2" fo:widows="2"/>
      <style:text-properties style:use-window-font-color="true" style:font-name="Arial" fo:font-size="10pt" fo:language="pt" fo:country="BR" fo:font-weight="bold" style:font-name-asian="Arial" style:font-size-asian="10pt" style:font-weight-asian="bold" style:font-name-complex="Times New Roman" style:font-size-complex="10pt" style:language-complex="ar" style:country-complex="SA"/>
    </style:style>
    <style:style style:name="version" style:family="paragraph" style:parent-style-name="Title">
      <style:paragraph-properties fo:margin-top="0cm" fo:margin-bottom="0cm" fo:text-align="end" style:justify-single-word="false"/>
      <style:text-properties fo:font-size="14pt" style:font-size-asian="14pt" style:font-name-complex="Times New Roman" style:font-size-complex="11pt" style:font-weight-complex="normal" style:text-scale="95%"/>
    </style:style>
    <style:style style:name="cliente" style:family="paragraph">
      <style:paragraph-properties fo:margin-top="9.313cm" fo:margin-bottom="0.423cm" fo:text-align="end" style:justify-single-word="false" fo:orphans="2" fo:widows="2"/>
      <style:text-properties style:use-window-font-color="true" style:font-name="Arial" fo:font-size="18pt" fo:language="pt" fo:country="BR" fo:font-weight="bold" style:font-name-asian="Arial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Texto_20_de_20_balão" style:display-name="Texto de balão" style:family="paragraph" style:parent-style-name="Standard">
      <style:paragraph-properties fo:margin-top="0cm" fo:margin-bottom="0cm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8pt" style:font-size-asian="7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21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.501cm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 style:next-style-name="Próxima_20_conversão_20_1">
      <style:header>
        <text:p text:style-name="Header"/>
      </style:header>
      <style:footer>
        <text:p text:style-name="Footer"/>
      </style:footer>
    </style:master-page>
    <style:master-page style:name="Próxima_20_conversão_20_1" style:display-name="Próxima conversão 1" style:page-layout-name="Mpm1">
      <style:header>
        <text:p text:style-name="MP1"/>
      </style:header>
    </style:master-page>
    <style:master-page style:name="Converter_20_2" style:display-name="Converter 2" style:page-layout-name="Mpm2">
      <style:header>
        <text:p text:style-name="Header"/>
      </style:header>
      <style:footer>
        <text:p text:style-name="Footer"/>
      </style:footer>
    </style:master-page>
    <style:master-page style:name="Converter_20_3" style:display-name="Converter 3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EspecificacaoFuncional</dc:title>
    <meta:initial-creator>Igor Wiese</meta:initial-creator>
    <meta:creation-date>2011-03-18T16:43:00</meta:creation-date>
    <dc:date>2013-02-22T21:06:25</dc:date>
    <meta:print-date>2001-09-05T11:41:00</meta:print-date>
    <meta:editing-cycles>202</meta:editing-cycles>
    <meta:editing-duration>PT7H14M18S</meta:editing-duration>
    <meta:generator>LibreOffice/3.5$Linux_x86 LibreOffice_project/350m1$Build-2</meta:generator>
    <meta:document-statistic meta:table-count="4" meta:image-count="0" meta:object-count="0" meta:page-count="10" meta:paragraph-count="179" meta:word-count="1845" meta:character-count="12094" meta:non-whitespace-character-count="10215"/>
    <meta:user-defined meta:name="Informações 1"/>
    <meta:user-defined meta:name="Informações 2"/>
    <meta:user-defined meta:name="Informações 3"/>
    <meta:user-defined meta:name="Informações 4"/>
  </office:meta>
</office:document-meta>
</file>